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600000136777F02F0B890FC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width="5.5626in" svg:height="3.2291in" draw:z-index="0"><draw:image xlink:href="Pictures/100002010000021600000136777F02F0B890FC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1:17:02.990486313</meta:creation-date>
    <dc:date>2020-03-30T02:42:41.832065771</dc:date>
    <meta:editing-duration>PT5H15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